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2.752cm" fo:margin-right="0cm" fo:text-align="start" style:justify-single-word="false" fo:text-indent="-0.635cm" style:auto-text-indent="false">
        <style:tab-stops/>
      </style:paragraph-properties>
    </style:style>
    <style:style style:name="P10" style:family="paragraph" style:parent-style-name="Standard">
      <style:paragraph-properties fo:margin-left="2.117cm" fo:margin-right="0cm" fo:text-align="start" style:justify-single-word="false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</style:style>
    <style:style style:name="P16" style:family="paragraph" style:parent-style-name="Standard">
      <style:paragraph-properties fo:margin-left="0.026cm" fo:margin-right="0cm" fo:text-align="start" style:justify-single-word="false" fo:text-indent="0.026cm" style:auto-text-indent="false">
        <style:tab-stops/>
      </style:paragraph-properties>
    </style:style>
    <style:style style:name="P17" style:family="paragraph" style:parent-style-name="Standard">
      <style:paragraph-properties fo:margin-left="-1.251cm" fo:margin-right="0cm" fo:text-align="start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-2.501cm" fo:margin-right="0cm" fo:text-align="start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>
        <style:tab-stops/>
      </style:paragraph-properties>
    </style:style>
    <style:style style:name="P25" style:family="paragraph" style:parent-style-name="Standard" style:list-style-name="L3">
      <style:paragraph-properties fo:text-align="start" style:justify-single-word="false">
        <style:tab-stops/>
      </style:paragraph-properties>
    </style:style>
    <style:style style:name="P26" style:family="paragraph" style:parent-style-name="Standard" style:list-style-name="L8">
      <style:paragraph-properties fo:text-align="start" style:justify-single-word="false">
        <style:tab-stops/>
      </style:paragraph-properties>
    </style:style>
    <style:style style:name="P27" style:family="paragraph" style:parent-style-name="Standard" style:list-style-name="L9">
      <style:paragraph-properties fo:text-align="start" style:justify-single-word="false">
        <style:tab-stops/>
      </style:paragraph-properties>
    </style:style>
    <style:style style:name="P28" style:family="paragraph" style:parent-style-name="Standard" style:list-style-name="L10">
      <style:paragraph-properties fo:text-align="start" style:justify-single-word="false">
        <style:tab-stops/>
      </style:paragraph-properties>
    </style:style>
    <style:style style:name="P29" style:family="paragraph" style:parent-style-name="Standard" style:list-style-name="L11">
      <style:paragraph-properties fo:text-align="start" style:justify-single-word="false">
        <style:tab-stops/>
      </style:paragraph-properties>
    </style:style>
    <style:style style:name="P30" style:family="paragraph" style:parent-style-name="Standard" style:list-style-name="L12">
      <style:paragraph-properties fo:text-align="start" style:justify-single-word="false">
        <style:tab-stops/>
      </style:paragraph-properties>
    </style:style>
    <style:style style:name="P31" style:family="paragraph" style:parent-style-name="Standard" style:list-style-name="L18">
      <style:paragraph-properties fo:text-align="start" style:justify-single-word="false">
        <style:tab-stops/>
      </style:paragraph-properties>
    </style:style>
    <style:style style:name="P32" style:family="paragraph" style:parent-style-name="Standard" style:list-style-name="L19">
      <style:paragraph-properties fo:text-align="start" style:justify-single-word="false">
        <style:tab-stops/>
      </style:paragraph-properties>
    </style:style>
    <style:style style:name="P33" style:family="paragraph" style:parent-style-name="Standard" style:list-style-name="L20">
      <style:paragraph-properties fo:text-align="start" style:justify-single-word="false">
        <style:tab-stops/>
      </style:paragraph-properties>
    </style:style>
    <style:style style:name="P34" style:family="paragraph" style:parent-style-name="Standard" style:list-style-name="L21">
      <style:paragraph-properties fo:text-align="start" style:justify-single-word="false">
        <style:tab-stops/>
      </style:paragraph-properties>
    </style:style>
    <style:style style:name="P35" style:family="paragraph" style:parent-style-name="Standard" style:list-style-name="L22">
      <style:paragraph-properties fo:text-align="start" style:justify-single-word="false">
        <style:tab-stops/>
      </style:paragraph-properties>
    </style:style>
    <style:style style:name="P36" style:family="paragraph" style:parent-style-name="Standard" style:list-style-name="L25">
      <style:paragraph-properties fo:text-align="start" style:justify-single-word="false">
        <style:tab-stops/>
      </style:paragraph-properties>
    </style:style>
    <style:style style:name="P37" style:family="paragraph" style:parent-style-name="Standard" style:list-style-name="L26">
      <style:paragraph-properties fo:text-align="start" style:justify-single-word="false">
        <style:tab-stops/>
      </style:paragraph-properties>
    </style:style>
    <style:style style:name="P38" style:family="paragraph" style:parent-style-name="Standard" style:list-style-name="L29">
      <style:paragraph-properties fo:text-align="start" style:justify-single-word="false">
        <style:tab-stops/>
      </style:paragraph-properties>
    </style:style>
    <style:style style:name="P39" style:family="paragraph" style:parent-style-name="Standard" style:list-style-name="L30">
      <style:paragraph-properties fo:text-align="start" style:justify-single-word="false">
        <style:tab-stops/>
      </style:paragraph-properties>
    </style:style>
    <style:style style:name="P40" style:family="paragraph" style:parent-style-name="Standard" style:list-style-name="L31">
      <style:paragraph-properties fo:text-align="start" style:justify-single-word="false">
        <style:tab-stops/>
      </style:paragraph-properties>
    </style:style>
    <style:style style:name="P41" style:family="paragraph" style:parent-style-name="Standard" style:list-style-name="L32">
      <style:paragraph-properties fo:text-align="start" style:justify-single-word="false">
        <style:tab-stops/>
      </style:paragraph-properties>
    </style:style>
    <style:style style:name="P42" style:family="paragraph" style:parent-style-name="Standard" style:list-style-name="L33">
      <style:paragraph-properties fo:text-align="start" style:justify-single-word="false">
        <style:tab-stops/>
      </style:paragraph-properties>
    </style:style>
    <style:style style:name="P43" style:family="paragraph" style:parent-style-name="Standard" style:list-style-name="L34">
      <style:paragraph-properties fo:text-align="start" style:justify-single-word="false">
        <style:tab-stops/>
      </style:paragraph-properties>
    </style:style>
    <style:style style:name="P44" style:family="paragraph" style:parent-style-name="Standard" style:list-style-name="L35">
      <style:paragraph-properties fo:text-align="start" style:justify-single-word="false">
        <style:tab-stops/>
      </style:paragraph-properties>
    </style:style>
    <style:style style:name="P45" style:family="paragraph" style:parent-style-name="Standard" style:list-style-name="L36">
      <style:paragraph-properties fo:text-align="start" style:justify-single-word="false">
        <style:tab-stops/>
      </style:paragraph-properties>
    </style:style>
    <style:style style:name="P46" style:family="paragraph" style:parent-style-name="Standard" style:list-style-name="L37">
      <style:paragraph-properties fo:text-align="start" style:justify-single-word="false">
        <style:tab-stops/>
      </style:paragraph-properties>
    </style:style>
    <style:style style:name="P47" style:family="paragraph" style:parent-style-name="Standard" style:list-style-name="L38">
      <style:paragraph-properties fo:text-align="start" style:justify-single-word="false">
        <style:tab-stops/>
      </style:paragraph-properties>
    </style:style>
    <style:style style:name="P48" style:family="paragraph" style:parent-style-name="Standard" style:list-style-name="L39">
      <style:paragraph-properties fo:text-align="start" style:justify-single-word="false">
        <style:tab-stops/>
      </style:paragraph-properties>
    </style:style>
    <style:style style:name="P49" style:family="paragraph" style:parent-style-name="Standard" style:list-style-name="L49">
      <style:paragraph-properties fo:text-align="start" style:justify-single-word="false">
        <style:tab-stops/>
      </style:paragraph-properties>
    </style:style>
    <style:style style:name="P50" style:family="paragraph" style:parent-style-name="Standard" style:list-style-name="L50">
      <style:paragraph-properties fo:text-align="start" style:justify-single-word="false">
        <style:tab-stops/>
      </style:paragraph-properties>
    </style:style>
    <style:style style:name="P51" style:family="paragraph" style:parent-style-name="Standard" style:list-style-name="L53">
      <style:paragraph-properties fo:text-align="start" style:justify-single-word="false">
        <style:tab-stops/>
      </style:paragraph-properties>
    </style:style>
    <style:style style:name="P52" style:family="paragraph" style:parent-style-name="Standard" style:list-style-name="L54">
      <style:paragraph-properties fo:text-align="start" style:justify-single-word="false">
        <style:tab-stops/>
      </style:paragraph-properties>
    </style:style>
    <style:style style:name="P53" style:family="paragraph" style:parent-style-name="Standard" style:list-style-name="L57">
      <style:paragraph-properties fo:text-align="start" style:justify-single-word="false">
        <style:tab-stops/>
      </style:paragraph-properties>
    </style:style>
    <style:style style:name="P54" style:family="paragraph" style:parent-style-name="Standard" style:list-style-name="L58">
      <style:paragraph-properties fo:text-align="start" style:justify-single-word="false">
        <style:tab-stops/>
      </style:paragraph-properties>
    </style:style>
    <style:style style:name="P55" style:family="paragraph" style:parent-style-name="Standard" style:list-style-name="L59">
      <style:paragraph-properties fo:text-align="start" style:justify-single-word="false">
        <style:tab-stops/>
      </style:paragraph-properties>
    </style:style>
    <style:style style:name="P56" style:family="paragraph" style:parent-style-name="Standard" style:list-style-name="L63">
      <style:paragraph-properties fo:text-align="start" style:justify-single-word="false">
        <style:tab-stops/>
      </style:paragraph-properties>
    </style:style>
    <style:style style:name="P57" style:family="paragraph" style:parent-style-name="Standard" style:list-style-name="L65">
      <style:paragraph-properties fo:text-align="start" style:justify-single-word="false">
        <style:tab-stops/>
      </style:paragraph-properties>
    </style:style>
    <style:style style:name="P58" style:family="paragraph" style:parent-style-name="Standard" style:list-style-name="L67">
      <style:paragraph-properties fo:text-align="start" style:justify-single-word="false">
        <style:tab-stops/>
      </style:paragraph-properties>
    </style:style>
    <style:style style:name="P59" style:family="paragraph" style:parent-style-name="Standard" style:list-style-name="L68">
      <style:paragraph-properties fo:text-align="start" style:justify-single-word="false">
        <style:tab-stops/>
      </style:paragraph-properties>
    </style:style>
    <style:style style:name="P60" style:family="paragraph" style:parent-style-name="Standard" style:list-style-name="L69">
      <style:paragraph-properties fo:text-align="start" style:justify-single-word="false">
        <style:tab-stops/>
      </style:paragraph-properties>
    </style:style>
    <style:style style:name="P61" style:family="paragraph" style:parent-style-name="Standard" style:list-style-name="L70">
      <style:paragraph-properties fo:text-align="start" style:justify-single-word="false">
        <style:tab-stops/>
      </style:paragraph-properties>
    </style:style>
    <style:style style:name="P62" style:family="paragraph" style:parent-style-name="Standard" style:list-style-name="L71">
      <style:paragraph-properties fo:text-align="start" style:justify-single-word="false">
        <style:tab-stops/>
      </style:paragraph-properties>
    </style:style>
    <style:style style:name="P63" style:family="paragraph" style:parent-style-name="Standard" style:list-style-name="L72">
      <style:paragraph-properties fo:text-align="start" style:justify-single-word="false">
        <style:tab-stops/>
      </style:paragraph-properties>
    </style:style>
    <style:style style:name="P64" style:family="paragraph" style:parent-style-name="Standard" style:list-style-name="L73">
      <style:paragraph-properties fo:text-align="start" style:justify-single-word="false">
        <style:tab-stops/>
      </style:paragraph-properties>
    </style:style>
    <style:style style:name="P65" style:family="paragraph" style:parent-style-name="Standard" style:list-style-name="L74">
      <style:paragraph-properties fo:text-align="start" style:justify-single-word="false">
        <style:tab-stops/>
      </style:paragraph-properties>
    </style:style>
    <style:style style:name="P66" style:family="paragraph" style:parent-style-name="Standard" style:list-style-name="L75">
      <style:paragraph-properties fo:text-align="start" style:justify-single-word="false">
        <style:tab-stops/>
      </style:paragraph-properties>
    </style:style>
    <style:style style:name="P67" style:family="paragraph" style:parent-style-name="Standard" style:list-style-name="L76">
      <style:paragraph-properties fo:text-align="start" style:justify-single-word="false">
        <style:tab-stops/>
      </style:paragraph-properties>
    </style:style>
    <style:style style:name="P68" style:family="paragraph" style:parent-style-name="Standard" style:list-style-name="L77">
      <style:paragraph-properties fo:text-align="start" style:justify-single-word="false">
        <style:tab-stops/>
      </style:paragraph-properties>
    </style:style>
    <style:style style:name="P69" style:family="paragraph" style:parent-style-name="Standard" style:list-style-name="L78">
      <style:paragraph-properties fo:text-align="start" style:justify-single-word="false">
        <style:tab-stops/>
      </style:paragraph-properties>
    </style:style>
    <style:style style:name="P70" style:family="paragraph" style:parent-style-name="Standard" style:list-style-name="L79">
      <style:paragraph-properties fo:text-align="start" style:justify-single-word="false">
        <style:tab-stops/>
      </style:paragraph-properties>
    </style:style>
    <style:style style:name="P71" style:family="paragraph" style:parent-style-name="Standard" style:list-style-name="L80">
      <style:paragraph-properties fo:text-align="start" style:justify-single-word="false">
        <style:tab-stops/>
      </style:paragraph-properties>
    </style:style>
    <style:style style:name="P72" style:family="paragraph" style:parent-style-name="Standard" style:list-style-name="L81">
      <style:paragraph-properties fo:text-align="start" style:justify-single-word="false">
        <style:tab-stops/>
      </style:paragraph-properties>
    </style:style>
    <style:style style:name="P73" style:family="paragraph" style:parent-style-name="Standard" style:list-style-name="L82">
      <style:paragraph-properties fo:text-align="start" style:justify-single-word="false">
        <style:tab-stops/>
      </style:paragraph-properties>
    </style:style>
    <style:style style:name="P74" style:family="paragraph" style:parent-style-name="Standard" style:list-style-name="L83">
      <style:paragraph-properties fo:text-align="start" style:justify-single-word="false">
        <style:tab-stops/>
      </style:paragraph-properties>
    </style:style>
    <style:style style:name="P75" style:family="paragraph" style:parent-style-name="Standard" style:list-style-name="L2">
      <style:paragraph-properties fo:text-align="justify" style:justify-single-word="false"/>
    </style:style>
    <style:style style:name="P76" style:family="paragraph" style:parent-style-name="Standard" style:list-style-name="L3">
      <style:paragraph-properties fo:text-align="justify" style:justify-single-word="false"/>
    </style:style>
    <style:style style:name="P77" style:family="paragraph" style:parent-style-name="Standard">
      <style:paragraph-properties fo:text-align="justify" style:justify-single-word="false">
        <style:tab-stops/>
      </style:paragraph-properties>
    </style:style>
    <style:style style:name="P78" style:family="paragraph" style:parent-style-name="Standard" style:list-style-name="L4">
      <style:paragraph-properties fo:text-align="justify" style:justify-single-word="false">
        <style:tab-stops/>
      </style:paragraph-properties>
    </style:style>
    <style:style style:name="P79" style:family="paragraph" style:parent-style-name="Standard" style:list-style-name="L5">
      <style:paragraph-properties fo:text-align="justify" style:justify-single-word="false">
        <style:tab-stops/>
      </style:paragraph-properties>
    </style:style>
    <style:style style:name="P80" style:family="paragraph" style:parent-style-name="Standard" style:list-style-name="L6">
      <style:paragraph-properties fo:text-align="justify" style:justify-single-word="false">
        <style:tab-stops/>
      </style:paragraph-properties>
    </style:style>
    <style:style style:name="P81" style:family="paragraph" style:parent-style-name="Standard" style:list-style-name="L7">
      <style:paragraph-properties fo:text-align="justify" style:justify-single-word="false">
        <style:tab-stops/>
      </style:paragraph-properties>
    </style:style>
    <style:style style:name="P82" style:family="paragraph" style:parent-style-name="Standard" style:list-style-name="L27">
      <style:paragraph-properties fo:text-align="justify" style:justify-single-word="false">
        <style:tab-stops/>
      </style:paragraph-properties>
    </style:style>
    <style:style style:name="P83" style:family="paragraph" style:parent-style-name="Standard" style:list-style-name="L28">
      <style:paragraph-properties fo:text-align="justify" style:justify-single-word="false">
        <style:tab-stops/>
      </style:paragraph-properties>
    </style:style>
    <style:style style:name="P84" style:family="paragraph" style:parent-style-name="Standard" style:list-style-name="L101">
      <style:paragraph-properties fo:text-align="justify" style:justify-single-word="false">
        <style:tab-stops/>
      </style:paragraph-properties>
    </style:style>
    <style:style style:name="P85" style:family="paragraph" style:parent-style-name="Standard" style:list-style-name="L99">
      <style:paragraph-properties fo:text-align="justify" style:justify-single-word="false">
        <style:tab-stops/>
      </style:paragraph-properties>
    </style:style>
    <style:style style:name="P86" style:family="paragraph" style:parent-style-name="Standard" style:list-style-name="L100">
      <style:paragraph-properties fo:text-align="justify" style:justify-single-word="false">
        <style:tab-stops/>
      </style:paragraph-properties>
    </style:style>
    <style:style style:name="P87" style:family="paragraph" style:parent-style-name="Standard" style:list-style-name="L92">
      <style:paragraph-properties fo:text-align="justify" style:justify-single-word="false">
        <style:tab-stops/>
      </style:paragraph-properties>
    </style:style>
    <style:style style:name="P88" style:family="paragraph" style:parent-style-name="Standard" style:list-style-name="L93">
      <style:paragraph-properties fo:text-align="justify" style:justify-single-word="false">
        <style:tab-stops/>
      </style:paragraph-properties>
    </style:style>
    <style:style style:name="P89" style:family="paragraph" style:parent-style-name="Standard" style:list-style-name="L94">
      <style:paragraph-properties fo:text-align="justify" style:justify-single-word="false">
        <style:tab-stops/>
      </style:paragraph-properties>
    </style:style>
    <style:style style:name="P90" style:family="paragraph" style:parent-style-name="Standard" style:list-style-name="L95">
      <style:paragraph-properties fo:text-align="justify" style:justify-single-word="false">
        <style:tab-stops/>
      </style:paragraph-properties>
    </style:style>
    <style:style style:name="P91" style:family="paragraph" style:parent-style-name="Standard" style:list-style-name="L97">
      <style:paragraph-properties fo:text-align="justify" style:justify-single-word="false">
        <style:tab-stops/>
      </style:paragraph-properties>
    </style:style>
    <style:style style:name="P92" style:family="paragraph" style:parent-style-name="Standard" style:list-style-name="L98">
      <style:paragraph-properties fo:text-align="justify" style:justify-single-word="false">
        <style:tab-stops/>
      </style:paragraph-properties>
    </style:style>
    <style:style style:name="P93" style:family="paragraph" style:parent-style-name="Standard" style:list-style-name="L84">
      <style:paragraph-properties fo:text-align="justify" style:justify-single-word="false">
        <style:tab-stops/>
      </style:paragraph-properties>
    </style:style>
    <style:style style:name="P94" style:family="paragraph" style:parent-style-name="Standard" style:list-style-name="L85">
      <style:paragraph-properties fo:text-align="justify" style:justify-single-word="false">
        <style:tab-stops/>
      </style:paragraph-properties>
    </style:style>
    <style:style style:name="P95" style:family="paragraph" style:parent-style-name="Standard" style:list-style-name="L86">
      <style:paragraph-properties fo:text-align="justify" style:justify-single-word="false">
        <style:tab-stops/>
      </style:paragraph-properties>
    </style:style>
    <style:style style:name="P96" style:family="paragraph" style:parent-style-name="Standard" style:list-style-name="L87">
      <style:paragraph-properties fo:text-align="justify" style:justify-single-word="false">
        <style:tab-stops/>
      </style:paragraph-properties>
    </style:style>
    <style:style style:name="P97" style:family="paragraph" style:parent-style-name="Standard" style:list-style-name="L88">
      <style:paragraph-properties fo:text-align="justify" style:justify-single-word="false">
        <style:tab-stops/>
      </style:paragraph-properties>
    </style:style>
    <style:style style:name="P98" style:family="paragraph" style:parent-style-name="Standard" style:list-style-name="L89">
      <style:paragraph-properties fo:text-align="justify" style:justify-single-word="false">
        <style:tab-stops/>
      </style:paragraph-properties>
    </style:style>
    <style:style style:name="P99" style:family="paragraph" style:parent-style-name="Standard" style:list-style-name="L90">
      <style:paragraph-properties fo:text-align="justify" style:justify-single-word="false">
        <style:tab-stops/>
      </style:paragraph-properties>
    </style:style>
    <style:style style:name="P100" style:family="paragraph" style:parent-style-name="Standard" style:list-style-name="L91">
      <style:paragraph-properties fo:text-align="justify" style:justify-single-word="false">
        <style:tab-stops/>
      </style:paragraph-properties>
    </style:style>
    <style:style style:name="P101" style:family="paragraph" style:parent-style-name="Standard" style:list-style-name="L13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2" style:family="paragraph" style:parent-style-name="Standard" style:list-style-name="L14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3" style:family="paragraph" style:parent-style-name="Standard" style:list-style-name="L15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4" style:family="paragraph" style:parent-style-name="Standard" style:list-style-name="L16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5" style:family="paragraph" style:parent-style-name="Standard" style:list-style-name="L17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6" style:family="paragraph" style:parent-style-name="Standard" style:list-style-name="L23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7" style:family="paragraph" style:parent-style-name="Standard" style:list-style-name="L24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8" style:family="paragraph" style:parent-style-name="Standard" style:list-style-name="L40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09" style:family="paragraph" style:parent-style-name="Standard" style:list-style-name="L41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0" style:family="paragraph" style:parent-style-name="Standard" style:list-style-name="L42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1" style:family="paragraph" style:parent-style-name="Standard" style:list-style-name="L43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2" style:family="paragraph" style:parent-style-name="Standard" style:list-style-name="L44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3" style:family="paragraph" style:parent-style-name="Standard" style:list-style-name="L45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4" style:family="paragraph" style:parent-style-name="Standard" style:list-style-name="L46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5" style:family="paragraph" style:parent-style-name="Standard" style:list-style-name="L47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6" style:family="paragraph" style:parent-style-name="Standard" style:list-style-name="L48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7" style:family="paragraph" style:parent-style-name="Standard" style:list-style-name="L51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8" style:family="paragraph" style:parent-style-name="Standard" style:list-style-name="L52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19" style:family="paragraph" style:parent-style-name="Standard" style:list-style-name="L55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20" style:family="paragraph" style:parent-style-name="Standard" style:list-style-name="L56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21" style:family="paragraph" style:parent-style-name="Standard" style:list-style-name="L60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22" style:family="paragraph" style:parent-style-name="Standard" style:list-style-name="L61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5" style:family="paragraph" style:parent-style-name="Standard" style:list-style-name="L3">
      <style:paragraph-properties fo:margin-left="2.672cm" fo:margin-right="0cm" fo:text-align="start" style:justify-single-word="false" fo:text-indent="-0.635cm" style:auto-text-indent="false">
        <style:tab-stops>
          <style:tab-stop style:position="-0.238cm"/>
        </style:tab-stops>
      </style:paragraph-properties>
    </style:style>
    <style:style style:name="P126" style:family="paragraph" style:parent-style-name="Standard" style:list-style-name="L3">
      <style:paragraph-properties fo:margin-left="2.752cm" fo:margin-right="0cm" fo:text-align="justify" style:justify-single-word="false" fo:text-indent="-0.635cm" style:auto-text-indent="false">
        <style:tab-stops/>
      </style:paragraph-properties>
    </style:style>
    <style:style style:name="P127" style:family="paragraph" style:parent-style-name="Standard" style:list-style-name="L3">
      <style:paragraph-properties fo:margin-left="2.752cm" fo:margin-right="0cm" fo:text-align="start" style:justify-single-word="false" fo:text-indent="-0.635cm" style:auto-text-indent="false">
        <style:tab-stops/>
      </style:paragraph-properties>
    </style:style>
    <style:style style:name="P128" style:family="paragraph" style:parent-style-name="Standard" style:list-style-name="L3">
      <style:paragraph-properties fo:margin-left="0.026cm" fo:margin-right="0cm" fo:text-align="center" style:justify-single-word="false" fo:text-indent="-0.026cm" style:auto-text-indent="false" fo:break-before="page">
        <style:tab-stops>
          <style:tab-stop style:position="0.265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9" style:family="paragraph" style:parent-style-name="Standard" style:list-style-name="L3">
      <style:paragraph-properties fo:margin-left="2.117cm" fo:margin-right="0cm" fo:text-align="start" style:justify-single-word="false" fo:text-indent="0cm" style:auto-text-indent="false">
        <style:tab-stops/>
      </style:paragraph-properties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31" style:family="paragraph" style:parent-style-name="Standard" style:list-style-name="L3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3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text-align="start" style:justify-single-word="false" fo:break-before="pag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e AgenteRemoto</text:p>
      <text:p text:style-name="Standard"/>
      <text:p text:style-name="P1">Esta clase es el proxy del agente. A traves de la misma el servidor obtendrá entradas de actualización y enviara respuestas. Es, a su vez, producer que alimenta la cola de consultas del servidor. Se maneja en un hilo aparte, dado que va a haber un AgenteRemoto por agente conectado al servidor.</text:p>
      <text:p text:style-name="P1"/>
      <text:p text:style-name="P6">Atributos: </text:p>
      <text:list xml:id="list1021298197" text:style-name="L1">
        <text:list-item>
          <text:p text:style-name="P23"><text:span text:style-name="T1">Mutex m</text:span>: es un mutex que se utiliza para manejar correctamente el envio de respuestas a traves del socket al agente </text:p>
        </text:list-item>
      </text:list>
      <text:p text:style-name="P1"/>
      <text:list xml:id="list393900889" text:style-name="L2">
        <text:list-item>
          <text:p text:style-name="P75"><text:span text:style-name="T1">Socket agente</text:span>: es el socket que se encuentra conectado al agente. El </text:p>
          <text:p text:style-name="P75">AgenteRemoto se debe encargar de liberarlo y cerrarlo debidamente. </text:p>
          <text:p text:style-name="P75"><text:s text:c="2"/></text:p>
        </text:list-item>
        <text:list-item>
          <text:p text:style-name="P75"><text:span text:style-name="T1">ResolvedorEntradas&amp; blresolvedor</text:span>: la interfaz resolvedor entrada nos </text:p>
          <text:p text:style-name="P75">permite desacoplarnos de lo que sea que haya abajo. El único requisito </text:p>
          <text:p text:style-name="P75">es que mantenga el invariante de que las entradas solo se resuelven </text:p>
          <text:p text:style-name="P75">de a una .</text:p>
          <text:p text:style-name="P75"><text:s text:c="2"/></text:p>
        </text:list-item>
        <text:list-item>
          <text:p text:style-name="P75"><text:span text:style-name="T1">unsigned id</text:span>: un id de cliente remoto, que sirve para identificación </text:p>
          <text:p text:style-name="P75"><text:s/></text:p>
        </text:list-item>
        <text:list-item>
          <text:p text:style-name="P75"><text:span text:style-name="T1">ConsultasAgentesServidor&amp; cconsultas</text:span>: es una referencia a la cola de </text:p>
          <text:p text:style-name="P75">consultas de los agentes del servidor. Es la cola que contiene todos </text:p>
          <text:p text:style-name="P75">los pedidos de actualización que tiene el servidor. La misma debe ser </text:p>
          <text:p text:style-name="P75">“tread safe.” </text:p>
        </text:list-item>
      </text:list>
      <text:p text:style-name="P1"/>
      <text:p text:style-name="P6">Métodos públicos :</text:p>
      <text:list xml:id="list1625563314" text:style-name="L3">
        <text:list-item>
          <text:p text:style-name="P76"><text:span text:style-name="T1">void correr()</text:span> :<text:tab/>Método que se ejecuta mientras este en ejecución el hilo. Es el </text:p>
          <text:p text:style-name="P76">encargado de recibir elementos del socket y encolarlos para que </text:p>
          <text:p text:style-name="P76">responda el servidor </text:p>
          <text:p text:style-name="P76"/>
        </text:list-item>
        <text:list-item>
          <text:p text:style-name="P76"><text:span text:style-name="T1">void detener_agente() </text:span>: Detiene la ejecución del agente remoto. Cierra la conexión, detiene <text:tab/>y sincroniza </text:p>
          <text:p text:style-name="P76"/>
        </text:list-item>
        <text:list-item>
          <text:p text:style-name="P76"><text:span text:style-name="T1">void enviarRespuesta(Respuesta&amp; r)</text:span> : Envía la respuesta obtenida del servidor al agente </text:p>
          <text:p text:style-name="P76"/>
        </text:list-item>
        <text:list-item>
          <text:p text:style-name="P125"><text:span text:style-name="T1"><text:s/>AgenteRemoto(Socket agt, ResolvedorEntradas&amp; rentr, ConsultasAgentesServidor&amp; cons)</text:span> : constructor del agente remoto. Recibe el socket activo conectado con el servidor y un resolvedor de entradas </text:p>
          <text:p text:style-name="P76"/>
        </text:list-item>
        <text:list-item>
          <text:p text:style-name="P76"><text:span text:style-name="T1">~AgenteRemoto()</text:span> : destructor de agente remoto. Si esta corriendo, lo detiene. Si </text:p>
          <text:p text:style-name="P126">esta conectado, lo desconecta </text:p>
          <text:p text:style-name="P126"/>
          <text:p text:style-name="P128">Clase ArchivoDeDatos</text:p>
        </text:list-item>
      </text:list>
      <text:p text:style-name="P9"/>
      <text:p text:style-name="P16">Esta clase es la encargada de almacenar todo tipo de registros guardándolos en disco, permitiendo acceder a estos a partir de su id de registro. </text:p>
      <text:p text:style-name="P9"/>
      <text:p text:style-name="P14">Atributos: </text:p>
      <text:list xml:id="list315007712" text:continue-numbering="true" text:style-name="L3">
        <text:list-item>
          <text:p text:style-name="P127"><text:tab/><text:span text:style-name="T1">fstream _archivoPrincipa</text:span>l: stream que contiene los registros de tamaño </text:p>
        </text:list-item>
      </text:list>
      <text:p text:style-name="P10">variable en disco. </text:p>
      <text:list xml:id="list2155537297" text:continue-numbering="true" text:style-name="L3">
        <text:list-header>
          <text:p text:style-name="P127"/>
        </text:list-header>
        <text:list-item>
          <text:p text:style-name="P127"><text:tab/><text:span text:style-name="T1">fstream _posRelativas</text:span>: stream que contiene las posiciones relativas de los </text:p>
        </text:list-item>
      </text:list>
      <text:p text:style-name="P9">registros del _archivoPrincipal. </text:p>
      <text:list xml:id="list1729432017" text:continue-numbering="true" text:style-name="L3">
        <text:list-header>
          <text:p text:style-name="P127"/>
        </text:list-header>
        <text:list-item>
          <text:p text:style-name="P127"><text:tab/><text:span text:style-name="T1">Id_Registro _ultimoID</text:span>: variable numérica que representa la cantidad de </text:p>
          <text:p text:style-name="P129">registros que se encuentran almacenados. </text:p>
          <text:p text:style-name="P127"/>
        </text:list-item>
        <text:list-item>
          <text:p text:style-name="P127"><text:tab/><text:span text:style-name="T1">std::string _rutaArchivoPrin</text:span>: string que guarda la ruta del archivo </text:p>
          <text:p text:style-name="P129">principal en disco. </text:p>
          <text:p text:style-name="P127"/>
        </text:list-item>
        <text:list-item>
          <text:p text:style-name="P127"><text:tab/><text:span text:style-name="T1">std::string _rutaArchivoSec</text:span>: string que guarda la ruta del archivo </text:p>
          <text:p text:style-name="P129">de posiciones relativas. </text:p>
          <text:p text:style-name="P131"/>
        </text:list-item>
        <text:list-item>
          <text:p text:style-name="P25"><text:span text:style-name="T1">Mutex _mutex</text:span>: utilizado para bloquear el acceso a disco para hacer la </text:p>
          <text:p text:style-name="P129">clase "Thread Safe".</text:p>
        </text:list-item>
      </text:list>
      <text:p text:style-name="P9"/>
      <text:p text:style-name="P11"/>
      <text:p text:style-name="P12">Clase BaseDeDatos </text:p>
      <text:p text:style-name="P11"/>
      <text:p text:style-name="P11"><text:tab/>Esta clase es la encargada de resolver las todos los tipos de consultas hechas por un cliente yo agente. </text:p>
      <text:p text:style-name="P11"/>
      <text:p text:style-name="P14">Atributos: </text:p>
      <text:list xml:id="list2017632965" text:style-name="L4">
        <text:list-item>
          <text:p text:style-name="P78"><text:span text:style-name="T1">Indice &lt;Dimension&gt; _indDimensiones</text:span>: es vector dinamico que contiene los </text:p>
        </text:list-item>
      </text:list>
      <text:p text:style-name="P13"><text:tab/>indices de ids de registro que se utilizaran para filtrar los datos en <text:tab/>la resolucion de una <text:tab/>consulta. El tipo Dimension es un std::string. </text:p>
      <text:p text:style-name="P13"><text:s/></text:p>
      <text:list xml:id="list1401863718" text:style-name="L5">
        <text:list-item>
          <text:p text:style-name="P79"><text:span text:style-name="T1">IndiceDeFechas _indFechas</text:span>: es un indice especial utilizado para guardar </text:p>
        </text:list-item>
      </text:list>
      <text:p text:style-name="P13"><text:tab/>los id de registros y filtrarlos a partir de una gran cantidad de diferentes tipos de rangos. </text:p>
      <text:p text:style-name="P13"><text:s/></text:p>
      <text:list xml:id="list1537337218" text:style-name="L6">
        <text:list-item>
          <text:p text:style-name="P80"><text:span text:style-name="T1">ArchivoDeDatos _archDatos</text:span>: clase que se encarga de almacenar los registros </text:p>
        </text:list-item>
      </text:list>
      <text:p text:style-name="P13"><text:tab/>en disco y permite acceder a estos a partir de su id cuando sea necesario </text:p>
      <text:p text:style-name="P13"><text:s/></text:p>
      <text:list xml:id="list1895273299" text:style-name="L7">
        <text:list-item>
          <text:p text:style-name="P81"><text:span text:style-name="T1">unsigned _cantDimensionesSimples</text:span>: se utiliza para tener la cantidad de</text:p>
        </text:list-item>
      </text:list>
      <text:p text:style-name="P2"><text:tab/> dimensiones simples que poseen por parte del Modelo. </text:p>
      <text:p text:style-name="P15"/>
      <text:p text:style-name="P11"/>
      <text:p text:style-name="P12">Clase ClienteRemoto </text:p>
      <text:p text:style-name="P11"><text:tab/><text:tab/><text:tab/><text:tab/><text:tab/><text:tab/> </text:p>
      <text:p text:style-name="P13"><text:tab/>Esta clase es el proxy del cliente. A traves de la misma el servidor obtendrá consultas realizadas y enviara respuestas. Es, a su vez, producer que alimenta la cola de consultas del servidor. Se maneja en un hilo aparte, dado que va a haber un ClienteRemoto por cliente conectado al servidor. </text:p>
      <text:p text:style-name="P11"><text:s/></text:p>
      <text:p text:style-name="P14">Atributos: </text:p>
      <text:p text:style-name="P11"/>
      <text:list xml:id="list1869697055" text:style-name="L8">
        <text:list-item>
          <text:p text:style-name="P26"><text:span text:style-name="T1">Mutex m</text:span>: es un mutex que se utiliza para manejar correctamente el envío </text:p>
        </text:list-item>
      </text:list>
      <text:p text:style-name="P11"><text:tab/>de respuestas a traves del socket al cliente. </text:p>
      <text:p text:style-name="P11"><text:s text:c="2"/></text:p>
      <text:list xml:id="list1750621342" text:style-name="L9">
        <text:list-item>
          <text:p text:style-name="P27"><text:span text:style-name="T1">Socket cliente</text:span>: es el socket que se encuentra conectado al agente. El </text:p>
        </text:list-item>
      </text:list>
      <text:p text:style-name="P11"><text:tab/>ClienteRemoto se debe encargar de liberarlo y cerrarlo debidamente. </text:p>
      <text:p text:style-name="P11"><text:s text:c="2"/></text:p>
      <text:list xml:id="list1224603932" text:style-name="L10">
        <text:list-item>
          <text:p text:style-name="P28"><text:span text:style-name="T1">ResolvedorConsultas&amp; blresolvedor</text:span>: la interfaz resolvedor consultas </text:p>
        </text:list-item>
      </text:list>
      <text:p text:style-name="P7"><text:tab/>nos <text:s/>permite desacoplarnos de lo que sea que haya abajo. El único requisito </text:p>
      <text:p text:style-name="P11"><text:tab/>es que mantenga el invariante de que las consultas se deben ejecutar en paralelo. </text:p>
      <text:p text:style-name="P11"><text:s text:c="2"/></text:p>
      <text:list xml:id="list985902946" text:style-name="L11">
        <text:list-item>
          <text:p text:style-name="P29"><text:span text:style-name="T1">unsigned id</text:span>: un id de cliente remoto, que sirve para identificación </text:p>
        </text:list-item>
      </text:list>
      <text:p text:style-name="P11"><text:s text:c="2"/></text:p>
      <text:list xml:id="list72488971" text:style-name="L12">
        <text:list-item>
          <text:p text:style-name="P30"><text:span text:style-name="T1">ConsultasClientesServidor&amp; cconsultas</text:span>: es una referencia a la cola de </text:p>
        </text:list-item>
      </text:list>
      <text:p text:style-name="P11"><text:tab/>consultas de los clientes del servidor. Es la cola que contiene todos los pedidos </text:p>
      <text:p text:style-name="P11"><text:tab/>de consulta que tiene el servidor. La misma debe ser “tread safe”. </text:p>
      <text:p text:style-name="P11"/>
      <text:p text:style-name="P14">Métodos públicos:</text:p>
      <text:list xml:id="list1779335200" text:style-name="L13">
        <text:list-item>
          <text:p text:style-name="P101">void correr() </text:p>
        </text:list-item>
      </text:list>
      <text:p text:style-name="P11"><text:tab/><text:tab/>Método que se ejecuta mientras este en ejecución el hilo. Es el </text:p>
      <text:p text:style-name="P11"><text:tab/><text:tab/>encargado de recibir elementos del socket y encolarlos para que </text:p>
      <text:p text:style-name="P11"><text:tab/><text:tab/>responda el servidor </text:p>
      <text:p text:style-name="P11"/>
      <text:list xml:id="list676408473" text:style-name="L14">
        <text:list-item>
          <text:p text:style-name="P102">void detener_cliente() </text:p>
        </text:list-item>
      </text:list>
      <text:p text:style-name="P11"><text:tab/><text:tab/>Detiene la ejecución del cliente remoto. Cierra la conexión, detiene </text:p>
      <text:p text:style-name="P11"><text:tab/><text:tab/>y sincroniza </text:p>
      <text:p text:style-name="P11"/>
      <text:list xml:id="list1107091020" text:style-name="L15">
        <text:list-item>
          <text:p text:style-name="P103">void enviarRespuesta(Respuesta&amp; r) </text:p>
        </text:list-item>
      </text:list>
      <text:p text:style-name="P11"><text:tab/><text:tab/>Envía la respuesta obtenida del servidor al cliente </text:p>
      <text:p text:style-name="P11"/>
      <text:list xml:id="list398544650" text:style-name="L16">
        <text:list-item>
          <text:p text:style-name="P104">ClienteRemoto(Socket cl, ResolvedorConsultas&amp; rcons, ConsultasClientesServidor&amp; cons) </text:p>
        </text:list-item>
      </text:list>
      <text:p text:style-name="P11"><text:tab/><text:tab/>constructor del servidor remoto. Recibe el socket activo conectado </text:p>
      <text:p text:style-name="P11"><text:tab/><text:tab/>con el cliente, un resolvedor de consultas y la cola. </text:p>
      <text:p text:style-name="P11"/>
      <text:p text:style-name="P11"/>
      <text:list xml:id="list89381742" text:style-name="L17">
        <text:list-item>
          <text:p text:style-name="P105">~ClienteRemoto() </text:p>
        </text:list-item>
      </text:list>
      <text:p text:style-name="P11"><text:tab/><text:tab/>destructor de cliente remoto. Si esta corriendo, lo detiene. Si </text:p>
      <text:p text:style-name="P11"><text:soft-page-break/><text:tab/><text:tab/>esta conectado, lo desconecta </text:p>
      <text:p text:style-name="P11"/>
      <text:p text:style-name="P11"/>
      <text:p text:style-name="P12">Clase ComparadorHechos </text:p>
      <text:p text:style-name="P11"/>
      <text:p text:style-name="P11"><text:tab/>Esta clase es la encargada de decidir si un registro en particular debe o no ser filtrado a partir de filtros de Hechos. Construyéndose a partir un Consulta en particular. </text:p>
      <text:p text:style-name="P11"/>
      <text:p text:style-name="P14">Atributos: </text:p>
      <text:list xml:id="list1410393456" text:style-name="L18">
        <text:list-item>
          <text:p text:style-name="P31"><text:span text:style-name="T1">bool _filtrarHechos</text:span>: booleano indicando si debe comprobar el registro a analizar </text:p>
        </text:list-item>
      </text:list>
      <text:p text:style-name="P11"><text:tab/>o no, es decir, solo filtra si hay filtros o entradas de hechos. </text:p>
      <text:p text:style-name="P11"/>
      <text:list xml:id="list1141068936" text:style-name="L19">
        <text:list-item>
          <text:p text:style-name="P32"><text:span text:style-name="T1">std::vector &lt;unsigned&gt; _indHechos</text:span>: Contenedor utilizado para guardar los </text:p>
        </text:list-item>
      </text:list>
      <text:p text:style-name="P7"><text:tab/>índices de campo (segun Organizacion) de los hechos que se tiene que filtrar. </text:p>
      <text:p text:style-name="P11"/>
      <text:list xml:id="list67416880" text:style-name="L20">
        <text:list-item>
          <text:p text:style-name="P33"><text:span text:style-name="T1">std::vector &lt;std::string&gt; _valorHechos</text:span>: Contenedor utilizado para guardar </text:p>
        </text:list-item>
      </text:list>
      <text:p text:style-name="P7"><text:tab/>los valores por los cual se tiene que filtrar los registros. </text:p>
      <text:p text:style-name="P11"/>
      <text:list xml:id="list1054772154" text:style-name="L21">
        <text:list-item>
          <text:p text:style-name="P34"><text:span text:style-name="T1">std::string _campoActual</text:span>: string utilizado para guardar el campo de registro</text:p>
        </text:list-item>
      </text:list>
      <text:p text:style-name="P7"><text:tab/>temporalmente. </text:p>
      <text:p text:style-name="P11"/>
      <text:list xml:id="list957759236" text:style-name="L22">
        <text:list-item>
          <text:p text:style-name="P35"><text:span text:style-name="T1">Utilitario u</text:span>: clase utilizada para hacer operaciones y cálculos auxiliares. </text:p>
        </text:list-item>
      </text:list>
      <text:p text:style-name="P7"/>
      <text:p text:style-name="P7"/>
      <text:p text:style-name="P4">Clase ContenedorAgentes </text:p>
      <text:p text:style-name="P7"><text:s/></text:p>
      <text:p text:style-name="P2"><text:tab/>Es una clase que hace de interfaz a un objeto que pueda contener a los agentes remotos. La misma sera aplicada por el controlador del servidor que los contendrá a todos. Sirve como para mitigar el acoplamiento. </text:p>
      <text:p text:style-name="P7"/>
      <text:p text:style-name="P8">Métodos:</text:p>
      <text:list xml:id="list441079597" text:style-name="L23">
        <text:list-item>
          <text:p text:style-name="P106">virtual void agregarAgente(AgenteRemoto agt) = 0 </text:p>
        </text:list-item>
      </text:list>
      <text:p text:style-name="P7"><text:tab/><text:tab/>Método virtual abstracto que debe implementar cada contenedor. </text:p>
      <text:p text:style-name="P7"/>
      <text:p text:style-name="P7"/>
      <text:p text:style-name="P4">Clase ContenedorClientes </text:p>
      <text:p text:style-name="P7"><text:s/></text:p>
      <text:p text:style-name="P2"><text:tab/>Es una clase que hace de interfaz a un objeto que pueda contener a los clientes remotos. La misma sera aplicada por el controlador del servidor que los contendrá a todos. Sirve como para mitigar el acoplamiento. </text:p>
      <text:p text:style-name="P7"/>
      <text:p text:style-name="P5">Metodos:</text:p>
      <text:list xml:id="list1183747321" text:style-name="L24">
        <text:list-item>
          <text:p text:style-name="P107">virtual void agregarCliente(ClienteRemoto cli) = 0 </text:p>
        </text:list-item>
      </text:list>
      <text:p text:style-name="P7"><text:tab/><text:tab/>Método virtual abstracto que debe implementar cada contenedor.</text:p>
      <text:p text:style-name="P7"/>
      <text:p text:style-name="P7"/>
      <text:p text:style-name="P4">Clase ControladorServidor </text:p>
      <text:p text:style-name="P7"/>
      <text:p text:style-name="P2"><text:soft-page-break/><text:tab/>Esta clase es fundamental. Su rol es controlar el flujo correcto de resolución de consultas y actualizaciones. Se encarga de permitir que el servidor maneje múltiples consultas, como también de frenarlas cuando se requiera de procesar actualizaciones. Contiene un Pool de workers, cada </text:p>
      <text:p text:style-name="P2">uno con una dedicación a alguna de las tareas ya sean de actualización como de consultas. Implementa interfaces como ResolvedorConsultas, ResolvedorEntradas, ContenedorClientes y ContenedorAgentes, que hace que sus workers solo vean lo que necesiten ver de el. </text:p>
      <text:p text:style-name="P2"><text:tab/>Es el encargado también de leer la configuración de puertos que va a tener el servidor, de manejar los hilos que se encargan de recibir clientes y agentes. En definitiva, es el encargado de la coordinación de la concurrencia del servidor. </text:p>
      <text:p text:style-name="P2"/>
      <text:p text:style-name="P7">Atributos: </text:p>
      <text:p text:style-name="P7"/>
      <text:list xml:id="list731125421" text:style-name="L25">
        <text:list-item>
          <text:p text:style-name="P36"><text:span text:style-name="T1">ConsultasAgentesServidor centradas</text:span>: es la cola que contendrá todos los </text:p>
        </text:list-item>
      </text:list>
      <text:p text:style-name="P7"><text:tab/>pedidos de actualización recibidos de los agentes. Dicha cola es “thread </text:p>
      <text:p text:style-name="P7"><text:tab/>safe” y sera compartida con todos los workers que estén en el pool de </text:p>
      <text:p text:style-name="P7"><text:tab/>workers para agentes. </text:p>
      <text:p text:style-name="P7"><text:tab/> </text:p>
      <text:list xml:id="list2140541407" text:style-name="L26">
        <text:list-item>
          <text:p text:style-name="P37"><text:span text:style-name="T1">ConsultasClientesServidor cconsultas</text:span>: es la cola que contendrá todos los </text:p>
        </text:list-item>
      </text:list>
      <text:p text:style-name="P7"><text:tab/>pedidos de consultas recibidos de los clientes. Dicha cola es thread safe </text:p>
      <text:p text:style-name="P7"><text:tab/>y sera compartida con todos los workers que estén en el pool de workers </text:p>
      <text:p text:style-name="P7"><text:tab/>para clientes. </text:p>
      <text:p text:style-name="P7"/>
      <text:list xml:id="list342881505" text:style-name="L27">
        <text:list-item>
          <text:p text:style-name="P82"><text:span text:style-name="T1">unsigned int ncons</text:span>: es un indicador de la cantidad de consultas en </text:p>
        </text:list-item>
      </text:list>
      <text:p text:style-name="P2"><text:tab/>proceso, que es distinto a la cantidad de consultas encoladas. Sirve </text:p>
      <text:p text:style-name="P2"><text:tab/>para poder coordinar las consultas y las actualizaciones. </text:p>
      <text:p text:style-name="P7"><text:tab/> </text:p>
      <text:list xml:id="list981946779" text:style-name="L28">
        <text:list-item>
          <text:p text:style-name="P83"><text:span text:style-name="T1">unsigned int nact</text:span>: es un indicador de la cantidad de entradas en proceso, </text:p>
        </text:list-item>
      </text:list>
      <text:p text:style-name="P2"><text:tab/>que es distinto a la cantidad de entradas encoladas. Sirve para coordinar </text:p>
      <text:p text:style-name="P2"><text:tab/>el proceso de actualización con el de consulta. A diferencia de ncons, </text:p>
      <text:p text:style-name="P2"><text:tab/>nact debe ser o 1 o 0. </text:p>
      <text:p text:style-name="P7"/>
      <text:list xml:id="list595886272" text:style-name="L29">
        <text:list-item>
          <text:p text:style-name="P38"><text:span text:style-name="T1">lclientes clientes</text:span>: es la lista que contiene todos los proxy de los clientes </text:p>
        </text:list-item>
      </text:list>
      <text:p text:style-name="P7"><text:tab/>conectados. Se utiliza para poder detenerlos y eliminarlos en caso de que se </text:p>
      <text:p text:style-name="P7"><text:tab/>quiera cerrar el servidor. </text:p>
      <text:p text:style-name="P7"/>
      <text:list xml:id="list631702397" text:style-name="L30">
        <text:list-item>
          <text:p text:style-name="P39"><text:span text:style-name="T1">Puerto puerto_clientes</text:span>: es el numero de puerto por el cual se conectan </text:p>
        </text:list-item>
      </text:list>
      <text:p text:style-name="P7"><text:tab/>los clientes. </text:p>
      <text:p text:style-name="P7"/>
      <text:list xml:id="list1040261680" text:style-name="L31">
        <text:list-item>
          <text:p text:style-name="P40"><text:span text:style-name="T1">Puerto puerto_agentes</text:span>: es el numero de puerto por el cual se conectan </text:p>
        </text:list-item>
      </text:list>
      <text:p text:style-name="P7"><text:tab/>los agentes. </text:p>
      <text:p text:style-name="P7"><text:tab/> </text:p>
      <text:list xml:id="list1580010843" text:style-name="L32">
        <text:list-item>
          <text:p text:style-name="P41"><text:span text:style-name="T1">lagentes agentes</text:span>: es la lista que contiene todos los proxy de los agentes </text:p>
        </text:list-item>
      </text:list>
      <text:p text:style-name="P7"><text:tab/>conectados. Se utiliza para poder detenerlos y eliminarlos en caso de que </text:p>
      <text:p text:style-name="P7"><text:tab/>se quiera cerrar el servidor. </text:p>
      <text:p text:style-name="P7"/>
      <text:list xml:id="list988429661" text:style-name="L33">
        <text:list-item>
          <text:p text:style-name="P42"><text:span text:style-name="T1">ResolvedorConsultas&amp; rcons</text:span>: contiene una referencia al objeto que se </text:p>
        </text:list-item>
      </text:list>
      <text:p text:style-name="P7"><text:tab/>encargue de resolver las consultas. </text:p>
      <text:p text:style-name="P7"/>
      <text:list xml:id="list481167720" text:style-name="L34">
        <text:list-item>
          <text:p text:style-name="P43"><text:span text:style-name="T1">ResolvedorEntradas&amp; rentr</text:span>: contiene una referencia al objeto que se </text:p>
        </text:list-item>
      </text:list>
      <text:p text:style-name="P7"><text:soft-page-break/><text:tab/>encargue de resolver las entradas. </text:p>
      <text:p text:style-name="P7"/>
      <text:list xml:id="list1412986534" text:style-name="L35">
        <text:list-item>
          <text:p text:style-name="P44"><text:span text:style-name="T1">ThreadEntradaAgentes tagentes</text:span>: este hilo se encargara de recibir todas </text:p>
        </text:list-item>
      </text:list>
      <text:p text:style-name="P7"><text:tab/>las conexiones ingresantes de los agentes. </text:p>
      <text:p text:style-name="P7"/>
      <text:list xml:id="list205636105" text:style-name="L36">
        <text:list-item>
          <text:p text:style-name="P45"><text:span text:style-name="T1">ThreadEntradaClientes tclientes</text:span>: este hilo se encargara de recibir todas </text:p>
        </text:list-item>
      </text:list>
      <text:p text:style-name="P7"><text:tab/>las conexiones ingresantes de los clientes. </text:p>
      <text:p text:style-name="P7"><text:tab/> </text:p>
      <text:list xml:id="list1981331312" text:style-name="L37">
        <text:list-item>
          <text:p text:style-name="P46"><text:span text:style-name="T1">PoolClientes poolclientes</text:span>: este es el pool de workers que minara de </text:p>
        </text:list-item>
      </text:list>
      <text:p text:style-name="P7"><text:tab/>la cola de consultas de clientes. </text:p>
      <text:p text:style-name="P7"><text:tab/> </text:p>
      <text:list xml:id="list1123602559" text:style-name="L38">
        <text:list-item>
          <text:p text:style-name="P47"><text:span text:style-name="T1">PoolAgentes poolagentes</text:span>: este es el pool de workers que minara de la </text:p>
        </text:list-item>
      </text:list>
      <text:p text:style-name="P7"><text:tab/>cola de consultas de agentes. </text:p>
      <text:p text:style-name="P7"><text:tab/> </text:p>
      <text:list xml:id="list2038159534" text:style-name="L39">
        <text:list-item>
          <text:p text:style-name="P48"><text:span text:style-name="T1">Mutex m</text:span>: este mutex es el que se utilizara para coordinar las actualizaciones </text:p>
        </text:list-item>
      </text:list>
      <text:p text:style-name="P7"><text:tab/>y las consultas. </text:p>
      <text:p text:style-name="P7"><text:tab/> </text:p>
      <text:p text:style-name="P5">Metodos publicos :</text:p>
      <text:list xml:id="list1547295381" text:style-name="L40">
        <text:list-item>
          <text:p text:style-name="P108">Respuesta resolverEntrada(Consulta&amp; entrada) </text:p>
        </text:list-item>
      </text:list>
      <text:p text:style-name="P18"><text:tab/><text:tab/>Este método es el encargado de resolver las actualizaciones. Si </text:p>
      <text:p text:style-name="P18"><text:tab/><text:tab/>hay consultas resolviéndose en el momento de la llamada, este método </text:p>
      <text:p text:style-name="P18"><text:tab/><text:tab/>quedara bloqueado hasta que pueda realizar la actualización. </text:p>
      <text:p text:style-name="P17"/>
      <text:list xml:id="list163549217" text:style-name="L41">
        <text:list-item>
          <text:p text:style-name="P109">Respuesta resolver(Consulta&amp; entrada) </text:p>
        </text:list-item>
      </text:list>
      <text:p text:style-name="P18"><text:tab/><text:tab/>Este método es el encargado de resolver las consultas. Si hay entradas resolviéndose</text:p>
      <text:p text:style-name="P18"><text:tab/><text:tab/>en el momento de la llamada, este método quedara bloqueado hasta que pueda realizar</text:p>
      <text:p text:style-name="P18"><text:tab/><text:tab/>la consulta. Sin embargo este método no se bloqueara si otras consultas están en proceso, <text:tab/><text:tab/>permitiendo la resolución de consultas de forma concurrente. </text:p>
      <text:p text:style-name="P17"/>
      <text:list xml:id="list839405206" text:style-name="L42">
        <text:list-item>
          <text:p text:style-name="P110">ControladorServidor(ResolvedorConsultas&amp; cons, ResolvedorEntradas&amp; rent, </text:p>
        </text:list-item>
      </text:list>
      <text:p text:style-name="P8"><text:tab/><text:tab/><text:tab/><text:tab/><text:tab/><text:tab/><text:tab/><text:tab/>Puerto pclientes, Puerto pagentes) </text:p>
      <text:p text:style-name="P17"><text:tab/><text:tab/>Este es el constructor de controladorServidor. Debe recibir a los resolvedores <text:tab/><text:tab/><text:tab/><text:tab/>correspondientes y los puertos que serán utilizados <text:tab/>por los agentes. </text:p>
      <text:p text:style-name="P7"><text:tab/> </text:p>
      <text:list xml:id="list1582610726" text:style-name="L43">
        <text:list-item>
          <text:p text:style-name="P111">bool activo(); </text:p>
        </text:list-item>
      </text:list>
      <text:p text:style-name="P19"><text:tab/><text:tab/><text:tab/>Método utilizado para saber si las entradas siguen activas. </text:p>
      <text:p text:style-name="P19"/>
      <text:list xml:id="list1905710792" text:style-name="L44">
        <text:list-item>
          <text:p text:style-name="P112">void agregarCliente(ClienteRemoto rem) </text:p>
        </text:list-item>
      </text:list>
      <text:p text:style-name="P17"><text:tab/><text:tab/>El método que permite agregar un cliente remoto a su lista. Es el heredado de la interfaz <text:tab/><text:tab/><text:tab/>ContenedorClientes. </text:p>
      <text:p text:style-name="P7"/>
      <text:list xml:id="list1478640054" text:style-name="L45">
        <text:list-item>
          <text:p text:style-name="P113">void agregarAgente(AgenteRemoto rem) </text:p>
        </text:list-item>
      </text:list>
      <text:p text:style-name="P17"><text:tab/><text:tab/>El metodo que permite agregar un agente remoto a su lista. Es el heredado de la interfaz <text:tab/><text:tab/><text:tab/>ContenedorAgentes. </text:p>
      <text:p text:style-name="P17"/>
      <text:list xml:id="list505044472" text:style-name="L46">
        <text:list-item>
          <text:p text:style-name="P114">void comenzar() </text:p>
        </text:list-item>
      </text:list>
      <text:p text:style-name="P17"><text:tab/><text:tab/>Se encarga de inicar los hilos correspondientes a los que escuchan conexiones y a los pools <text:tab/><text:tab/>de workers. </text:p>
      <text:p text:style-name="P7"><text:soft-page-break/></text:p>
      <text:list xml:id="list119598168" text:style-name="L47">
        <text:list-item>
          <text:p text:style-name="P115">void detener() </text:p>
        </text:list-item>
      </text:list>
      <text:p text:style-name="P17"><text:tab/><text:tab/>Se encarga de detener todos los hilos, tanto los workers como los que escuchan </text:p>
      <text:p text:style-name="P17"><text:tab/><text:tab/>conexiones ingresantes, cierra las colas de consultas y realiza tareas varias previas </text:p>
      <text:p text:style-name="P17"><text:tab/><text:tab/>a la destrucción del mismo. </text:p>
      <text:p text:style-name="P7"/>
      <text:list xml:id="list1530848170" text:style-name="L48">
        <text:list-item>
          <text:p text:style-name="P116">~ControladorServidor() </text:p>
        </text:list-item>
      </text:list>
      <text:p text:style-name="P17"><text:tab/><text:tab/>El destructor del controlador. Si esta en ejecución, libera toda la memoria que corresponda, <text:tab/><text:tab/>cerrando conexiones y deteniendo hilos. </text:p>
      <text:p text:style-name="P17"/>
      <text:p text:style-name="P11"/>
      <text:p text:style-name="P12">Clase HiloResponderConsulta </text:p>
      <text:p text:style-name="P11"/>
      <text:p text:style-name="P13"><text:tab/>Es la clase encargada de la resolución de consultas del cliente. Es una clase heredera de hilo que hace las de consumer de la cola de consultas del servidor. A su vez, se encarga de enviar la consulta a traves del socket del cliente requerido. </text:p>
      <text:p text:style-name="P11"/>
      <text:p text:style-name="P14">Atributos: </text:p>
      <text:list xml:id="list1878264303" text:style-name="L49">
        <text:list-item>
          <text:p text:style-name="P49"><text:span text:style-name="T1">ConsultasClientesServidor&amp; cconsultas</text:span>: es una referencia a la cola de </text:p>
        </text:list-item>
      </text:list>
      <text:p text:style-name="P11"><text:tab/>consultas del servidor. De acá obtendrá las consultas a resolver. Notar </text:p>
      <text:p text:style-name="P11"><text:tab/>que esta cola debe ser bloqueante en el método pop2. </text:p>
      <text:p text:style-name="P11"><text:tab/> </text:p>
      <text:list xml:id="list1223493478" text:style-name="L50">
        <text:list-item>
          <text:p text:style-name="P50"><text:span text:style-name="T1">ResolvedorConsultas&amp; resolvedor</text:span>: es una referencia al objeto que se </text:p>
        </text:list-item>
      </text:list>
      <text:p text:style-name="P11"><text:tab/>encargue de resolver las consultas. </text:p>
      <text:p text:style-name="P11"/>
      <text:p text:style-name="P14">Metodos publicos: </text:p>
      <text:p text:style-name="P11"/>
      <text:list xml:id="list1561091424" text:style-name="L51">
        <text:list-item>
          <text:p text:style-name="P117">HiloResponderConsulta(ConsultasClientesServidor&amp; cconsultas, ResolvedorConsultas&amp; rcons) </text:p>
        </text:list-item>
      </text:list>
      <text:p text:style-name="P11"><text:tab/>Constructor de HiloResponderconsulta. Recibe las referencias correspondientes a la </text:p>
      <text:p text:style-name="P11"><text:tab/>cola de consultas y al resolvedor. </text:p>
      <text:p text:style-name="P11"/>
      <text:list xml:id="list748379183" text:style-name="L52">
        <text:list-item>
          <text:p text:style-name="P118">void correr() </text:p>
        </text:list-item>
      </text:list>
      <text:p text:style-name="P11"><text:tab/>Es el método llamado por el callback del hilo. Es el encargado de <text:tab/>sacar consultas de</text:p>
      <text:p text:style-name="P11"><text:tab/> la cola, pedir la respuesta y enviarla a traves del ClienteRemoto correspondiente.<text:tab/> </text:p>
      <text:p text:style-name="P11"/>
      <text:p text:style-name="P11"/>
      <text:p text:style-name="P11"/>
      <text:p text:style-name="P12">Clase HiloResponderEntrada </text:p>
      <text:p text:style-name="P11"/>
      <text:p text:style-name="P13"><text:tab/>Es la clase encargada de la resolución de entradas del agente. Es una clase heredera de hilo que hace las de consumer de la cola de entradas del servidor. A su vez, se encarga de enviar la respuestas a traves del socket del agente pertinente. </text:p>
      <text:p text:style-name="P11"/>
      <text:p text:style-name="P11"><text:span text:style-name="T2">Atributos:</text:span> </text:p>
      <text:list xml:id="list2144079089" text:style-name="L53">
        <text:list-item>
          <text:p text:style-name="P51"><text:span text:style-name="T1">ConsultasAgentesServidor&amp; centradas</text:span>: es una referencia a la cola de </text:p>
        </text:list-item>
      </text:list>
      <text:p text:style-name="P11"><text:tab/>entradas del servidor. De acá obtendrá las entradas a resolver. Notar que esta cola debe ser <text:tab/>bloqueante en el método pop2. </text:p>
      <text:p text:style-name="P11"><text:soft-page-break/><text:tab/> </text:p>
      <text:list xml:id="list1964997395" text:style-name="L54">
        <text:list-item>
          <text:p text:style-name="P52"><text:span text:style-name="T1">ResolvedorEntradas&amp; resolvedor</text:span>: es una referencia al objeto que se encargue</text:p>
        </text:list-item>
      </text:list>
      <text:p text:style-name="P7"><text:tab/> de resolver las entradas. </text:p>
      <text:p text:style-name="P11"/>
      <text:p text:style-name="P14">Metodos publicos: </text:p>
      <text:list xml:id="list1894952878" text:style-name="L55">
        <text:list-item>
          <text:p text:style-name="P119">HiloResponderEntrada(ConsultasAgentesServidor&amp; centr, ResolvedorEntadas&amp; rentr) </text:p>
        </text:list-item>
      </text:list>
      <text:p text:style-name="P13"><text:tab/>Constructor de HiloResponderEntrada. Recibe las referencias correspondientes a la </text:p>
      <text:p text:style-name="P13"><text:tab/>cola de entradas y al resolvedor. </text:p>
      <text:p text:style-name="P13"/>
      <text:list xml:id="list690547236" text:style-name="L56">
        <text:list-item>
          <text:p text:style-name="P120">void correr() </text:p>
        </text:list-item>
      </text:list>
      <text:p text:style-name="P13"><text:tab/>Es el método llamado por el callback del hilo. Es el encargado de <text:tab/>sacar consultas de </text:p>
      <text:p text:style-name="P13"><text:tab/>la cola, pedir la respuesta y enviarla a traves <text:tab/>del AgenteRemoto correspondiente.<text:tab/><text:tab/></text:p>
      <text:p text:style-name="P11"/>
      <text:p text:style-name="P11"/>
      <text:p text:style-name="P12">Clase IndiceDeFechas </text:p>
      <text:p text:style-name="P11"/>
      <text:p text:style-name="P13"><text:tab/>Esta clase es la encargada de funcionar como un índice para las fechas, guardando los id </text:p>
      <text:p text:style-name="P13">de registros, permitiendo que los ids sean recuperados por distintos tipos de rangos para las fechas. </text:p>
      <text:p text:style-name="P11"/>
      <text:p text:style-name="P14">Atributos: </text:p>
      <text:list xml:id="list1920881528" text:style-name="L57">
        <text:list-item>
          <text:p text:style-name="P53"><text:span text:style-name="T1">MapaDeFechas _fechas</text:span>: mapa que guarda conjuntos de id de registros </text:p>
        </text:list-item>
      </text:list>
      <text:p text:style-name="P11"><text:tab/>los valores de fechas que haya. </text:p>
      <text:p text:style-name="P11"/>
      <text:list xml:id="list53177109" text:style-name="L58">
        <text:list-item>
          <text:p text:style-name="P54"><text:span text:style-name="T1">M_Fechas m_fechas</text:span>: encargada de manejar y transformar formatos de fechas </text:p>
        </text:list-item>
      </text:list>
      <text:p text:style-name="P11"><text:tab/>para que sea fácil de recuperar registros a partir de una fecha simple o compuesta. </text:p>
      <text:p text:style-name="P11"/>
      <text:p text:style-name="P12">Clase PoolAgentes </text:p>
      <text:p text:style-name="P11"><text:tab/> </text:p>
      <text:p text:style-name="P13"><text:tab/>Es una clase que tiene una determinada cantidad de workers que consumen de la cola de agentes. No es mas que una forma de encapsular una lista que contiene N instancias de HiloResponderEntrada. </text:p>
      <text:p text:style-name="P13"/>
      <text:p text:style-name="P13"><text:tab/>Sus únicos métodos, detener() e iniciar() se encargan de detener e iniciar los hilos que contenga en su lista. </text:p>
      <text:p text:style-name="P11"/>
      <text:p text:style-name="P11"/>
      <text:p text:style-name="P12">Clase PoolClientes </text:p>
      <text:p text:style-name="P11"><text:tab/> </text:p>
      <text:p text:style-name="P13"><text:tab/>Es una clase que tiene una determinada cantidad de workers que consumen de la cola de clientes. No es mas que una forma de encapsular una lista que contiene N instancias de HiloResponderConsulta. </text:p>
      <text:p text:style-name="P11"/>
      <text:p text:style-name="P11"><text:tab/>Sus únicos métodos, detener() e iniciar() se encargan de detener e iniciar los hilos que contenga en su lista.</text:p>
      <text:p text:style-name="P11"/>
      <text:p text:style-name="P11"/>
      <text:p text:style-name="P12">Clase Servidor </text:p>
      <text:p text:style-name="P11"><text:soft-page-break/><text:s/></text:p>
      <text:p text:style-name="P13"><text:tab/>Esta clase es la que se maneja desde el programa principal. La clase contendrá a la base de datos, los verificadores y al controlador. En si, es la clase que nuclea las funcionalidades necesarias para el funcionamiento. </text:p>
      <text:p text:style-name="P11"/>
      <text:p text:style-name="P13"><text:tab/>Su función es básicamente iniciar la base de datos, los verificadores y el controlador. A su vez, también transmite las consultas y actualizaciones a la base de datos, haciendo previa verificación de las mismas. </text:p>
      <text:p text:style-name="P11"/>
      <text:p text:style-name="P14">Métodos públicos :</text:p>
      <text:list xml:id="list1635320490" text:style-name="L59">
        <text:list-item>
          <text:p text:style-name="P55"><text:span text:style-name="T1">Respuesta resolverEntrada(Consulta&amp; entrada)</text:span> </text:p>
        </text:list-item>
      </text:list>
      <text:p text:style-name="P13"><text:tab/>Es el método que realiza las actualizaciones. Antes de pasarle la consulta a la base </text:p>
      <text:p text:style-name="P13"><text:tab/>de datos, realiza una verificación de la entrada. Si es valida, pasara la entrada a la base de <text:tab/>datos. En caso contrario, devuelve un mensaje de error. </text:p>
      <text:p text:style-name="P11"/>
      <text:list xml:id="list332110626" text:style-name="L60">
        <text:list-item>
          <text:p text:style-name="P121">Respuesta resolver(Consulta&amp; entrada) </text:p>
        </text:list-item>
      </text:list>
      <text:p text:style-name="P13"><text:tab/>Es el método que realiza las consultas. Antes de pasarle la consulta a la base de datos,</text:p>
      <text:p text:style-name="P13"><text:s/><text:tab/>realiza una verificación de la <text:tab/>misma. Si es valida, pasara la consulta a la base de datos, <text:tab/>obteniendo la respuesta a la misma. En caso contrario, devuelve un mensaje de error. </text:p>
      <text:p text:style-name="P11"/>
      <text:list xml:id="list647705981" text:style-name="L61">
        <text:list-item>
          <text:p text:style-name="P122">bool funcional() </text:p>
        </text:list-item>
      </text:list>
      <text:p text:style-name="P11"><text:tab/>Evalúa si el servidor esta funcional, es decir si los receptores de conexión son validos </text:p>
      <text:p text:style-name="P11"/>
      <text:p text:style-name="P11"/>
      <text:p text:style-name="P12">Clase Consulta</text:p>
      <text:p text:style-name="P11"></text:p>
      <text:p text:style-name="P11"><text:tab/>Esta clase es la encargada de guardar y administrar la consulta realizada por un Cliente o Agente, para que sea enviada al servidor y sea resuelta por este.</text:p>
      <text:p text:style-name="P11"></text:p>
      <text:p text:style-name="P14">Atributos:</text:p>
      <text:list xml:id="list2089052256" text:style-name="L65">
        <text:list-item>
          <text:p text:style-name="P57"><text:span text:style-name="T1">Id_Mensaje _id</text:span>: Id numérico para identificar unívocamente a un Consulta</text:p>
        </text:list-item>
      </text:list>
      <text:p text:style-name="P11"></text:p>
      <text:list xml:id="list701708965" text:style-name="L63">
        <text:list-item>
          <text:p text:style-name="P56"><text:span text:style-name="T1">Filtros _filtros</text:span>: contenedor que almacena los filtros y sus valores para</text:p>
        </text:list-item>
      </text:list>
      <text:p text:style-name="P11"><text:tab/>una consulta</text:p>
      <text:p text:style-name="P11"></text:p>
      <text:list xml:id="list425878522" text:style-name="L67">
        <text:list-item>
          <text:p text:style-name="P58"><text:span text:style-name="T1">Entradas _entradas</text:span>: contenedor que almacena las entradas y sus valores para</text:p>
        </text:list-item>
      </text:list>
      <text:p text:style-name="P11"><text:tab/>una consulta.</text:p>
      <text:p text:style-name="P11"></text:p>
      <text:list xml:id="list1007672886" text:style-name="L68">
        <text:list-item>
          <text:p text:style-name="P59"><text:span text:style-name="T1">Resultados _resultados</text:span>: contenedor que almacena los resultados que se quieren</text:p>
        </text:list-item>
      </text:list>
      <text:p text:style-name="P11"><text:tab/>obtener de la consulta.</text:p>
      <text:p text:style-name="P11"></text:p>
      <text:list xml:id="list1846266676" text:style-name="L69">
        <text:list-item>
          <text:p text:style-name="P60"><text:span text:style-name="T1">EntradasTabla _xTabla</text:span>: contenedor utilizado para guardar el grupo X de dimensiones</text:p>
        </text:list-item>
      </text:list>
      <text:p text:style-name="P11"><text:tab/>yo<text:tab/>hechos para una consulta de Tabla Pivote.</text:p>
      <text:p text:style-name="P11"></text:p>
      <text:list xml:id="list1120298926" text:style-name="L70">
        <text:list-item>
          <text:p text:style-name="P61"><text:span text:style-name="T1">EntradasTabla _yTabla</text:span>: contenedor utilizado para guardar el grupo Y de dimensiones</text:p>
        </text:list-item>
      </text:list>
      <text:p text:style-name="P11"><text:tab/>yo<text:tab/>hechos para una consulta de Tabla Pivote.</text:p>
      <text:p text:style-name="P11"></text:p>
      <text:list xml:id="list1012722749" text:style-name="L71">
        <text:list-item>
          <text:p text:style-name="P62"><text:span text:style-name="T1">bool _consultaTablaPivote</text:span>: booleano que indica si la consulta es de tabla pivote o</text:p>
        </text:list-item>
      </text:list>
      <text:p text:style-name="P11"><text:soft-page-break/><text:tab/>es un a consulta normal.</text:p>
      <text:p text:style-name="P11"></text:p>
      <text:list xml:id="list1282541357" text:style-name="L72">
        <text:list-item>
          <text:p text:style-name="P63"><text:span text:style-name="T1">Campos &amp;_campos</text:span>: contenedor que guarda los campos para una consulta hecha por una</text:p>
        </text:list-item>
      </text:list>
      <text:p text:style-name="P11"><text:tab/>agente.</text:p>
      <text:p text:style-name="P11"></text:p>
      <text:list xml:id="list1177361536" text:style-name="L73">
        <text:list-item>
          <text:p text:style-name="P64"><text:span text:style-name="T1">Agregaciones _agregaciones</text:span>: contenedor que guarda las agregaciones que tiene que hacerse para en los resultados.</text:p>
        </text:list-item>
      </text:list>
      <text:p text:style-name="P11"></text:p>
      <text:list xml:id="list555255409" text:style-name="L74">
        <text:list-item>
          <text:p text:style-name="P65"><text:span text:style-name="T1">bool _consultaDeCliente</text:span>: booleano indicando si la consulta es de un cliente, en caso de que sea false la consulta seria de un agente.</text:p>
        </text:list-item>
      </text:list>
      <text:p text:style-name="P11"></text:p>
      <text:list xml:id="list931533892" text:style-name="L75">
        <text:list-item>
          <text:p text:style-name="P66"><text:span text:style-name="T1">bool _consultaValida</text:span>: booleano indicando si la consulta es valida o correcta en su contenido.</text:p>
        </text:list-item>
      </text:list>
      <text:p text:style-name="P11"></text:p>
      <text:list xml:id="list2079687147" text:style-name="L76">
        <text:list-item>
          <text:p text:style-name="P67"><text:span text:style-name="T1">static std::string s_nulo</text:span>: string utilizado como referencia a string vacía.</text:p>
        </text:list-item>
      </text:list>
      <text:p text:style-name="P7"/>
      <text:p text:style-name="P7"/>
      <text:p text:style-name="P7"/>
      <text:p text:style-name="P4">Clase Respuesta</text:p>
      <text:p text:style-name="P7"></text:p>
      <text:p text:style-name="P7"><text:tab/>Esta clase se encarga guardar todo lo relacionado a la resolución de una consulta ya sea desde un agente o un servidor.</text:p>
      <text:p text:style-name="P7"></text:p>
      <text:p text:style-name="P5">Atributos:</text:p>
      <text:list xml:id="list670302302" text:style-name="L77">
        <text:list-item>
          <text:p text:style-name="P68"><text:span text:style-name="T1">Id_Mensaje _id</text:span>: Id de la Respuesta que lo identifica unívocamente.</text:p>
        </text:list-item>
      </text:list>
      <text:p text:style-name="P7"></text:p>
      <text:list xml:id="list1585837342" text:style-name="L78">
        <text:list-item>
          <text:p text:style-name="P69"><text:span text:style-name="T1">size_t _columnas</text:span>: indica la cantidad de columnas que tiene tabla de la Respuesta</text:p>
        </text:list-item>
      </text:list>
      <text:p text:style-name="P7"></text:p>
      <text:list xml:id="list960645358" text:style-name="L79">
        <text:list-item>
          <text:p text:style-name="P70"><text:span text:style-name="T1">DatosDeRespuesta _datos</text:span>: contenedor que guarda todo el contenido de la Tabla</text:p>
        </text:list-item>
      </text:list>
      <text:p text:style-name="P7"></text:p>
      <text:list xml:id="list793380340" text:style-name="L80">
        <text:list-item>
          <text:p text:style-name="P71"><text:span text:style-name="T1">Fila _filaActual</text:span>: contenedor que guarda el contenido para una fila, solo se utiliza</text:p>
        </text:list-item>
      </text:list>
      <text:p text:style-name="P7"><text:tab/>cuando se va generando la respuesta por parte del servidor.</text:p>
      <text:p text:style-name="P7"></text:p>
      <text:list xml:id="list1370398546" text:style-name="L81">
        <text:list-item>
          <text:p text:style-name="P72"><text:span text:style-name="T1">std::string _msjInterno</text:span>: string que guarda un mensaje para la Respuesta</text:p>
        </text:list-item>
      </text:list>
      <text:p text:style-name="P7"></text:p>
      <text:list xml:id="list1434520162" text:style-name="L82">
        <text:list-item>
          <text:p text:style-name="P73"><text:span text:style-name="T1">static Campo campo_nulo</text:span>: string que para ser conferenciado como string vacío</text:p>
        </text:list-item>
      </text:list>
      <text:p text:style-name="P7"></text:p>
      <text:list xml:id="list803946043" text:style-name="L83">
        <text:list-item>
          <text:p text:style-name="P74"><text:span text:style-name="T1">Utilitario u</text:span>: se encarga de hacer operaciones y cálculos auxiliares.</text:p>
        </text:list-item>
      </text:list>
      <text:p text:style-name="P7"/>
      <text:p text:style-name="P7"/>
      <text:p text:style-name="P4">Clase Organizacion</text:p>
      <text:p text:style-name="P7"></text:p>
      <text:p text:style-name="P2"><text:tab/>Esta clase estática encargada de cargar, guardar el modelo del Archivo, pudiendo consultar sobre sus dimensiones, hechos, y cantidades que hay de estos, es decir, se encarga de resolver toda cuestión que implicase al modelo. El funcionamiento de esta clase es solo de consulta para cuestiones que <text:s/>involucren al modelo de datos.</text:p>
      <text:p text:style-name="P2"></text:p>
      <text:p text:style-name="P21"><text:soft-page-break/>Atributos:</text:p>
      <text:list xml:id="list1036290380" text:style-name="L84">
        <text:list-item>
          <text:p text:style-name="P93"><text:span text:style-name="T1">static std::fstream _archModelo</text:span>: stream que guarda los datos del modelo en disco</text:p>
        </text:list-item>
      </text:list>
      <text:p text:style-name="P2"></text:p>
      <text:list xml:id="list1842830680" text:style-name="L85">
        <text:list-item>
          <text:p text:style-name="P94"><text:span text:style-name="T1">static ConjuntoCampos _dimensiones</text:span>: contenedor encargado de guardar las dimensiones.</text:p>
        </text:list-item>
      </text:list>
      <text:p text:style-name="P2"></text:p>
      <text:list xml:id="list496960701" text:style-name="L86">
        <text:list-item>
          <text:p text:style-name="P95"><text:span text:style-name="T1">static ConjuntoCampos _hechos</text:span>: contenedor encargado de guardar los hechos.</text:p>
        </text:list-item>
      </text:list>
      <text:p text:style-name="P2"></text:p>
      <text:list xml:id="list252484406" text:style-name="L87">
        <text:list-item>
          <text:p text:style-name="P96"><text:span text:style-name="T1">static vectorCampos _campos</text:span>: contenedor encargado de guardar todos los campos del modelo(dimensiones y hechos).</text:p>
        </text:list-item>
      </text:list>
      <text:p text:style-name="P2"></text:p>
      <text:list xml:id="list813233738" text:style-name="L88">
        <text:list-item>
          <text:p text:style-name="P97"><text:span text:style-name="T1">static std::string nombreNulo</text:span>: string nulo para referenciarlo como un string vacío.</text:p>
        </text:list-item>
      </text:list>
      <text:p text:style-name="P2"></text:p>
      <text:list xml:id="list964028035" text:style-name="L89">
        <text:list-item>
          <text:p text:style-name="P98"><text:span text:style-name="T1">static bool _existeCampoEspecial</text:span>: booleano indicando si existe alguna Dimensión Especial.</text:p>
        </text:list-item>
      </text:list>
      <text:p text:style-name="P2"></text:p>
      <text:list xml:id="list766259753" text:style-name="L90">
        <text:list-item>
          <text:p text:style-name="P99"><text:span text:style-name="T1">static unsigned _indEspecial</text:span>: posición que indica en que campo esta la Dimensión Especial.</text:p>
        </text:list-item>
      </text:list>
      <text:p text:style-name="P2"></text:p>
      <text:list xml:id="list1383211546" text:style-name="L91">
        <text:list-item>
          <text:p text:style-name="P100"><text:span text:style-name="T1">static Utilitario u</text:span>: encargado de hacer operaciones y cálculos auxiliares.</text:p>
        </text:list-item>
      </text:list>
      <text:p text:style-name="P2"/>
      <text:p text:style-name="P2"/>
      <text:p text:style-name="P124">Clase Socket</text:p>
      <text:p text:style-name="P2"></text:p>
      <text:p text:style-name="P2"><text:tab/>Esta clase es la encarga de la comunicación entre las distintas partes como servidor, agente y cliente. Es la capa mas baja de comunicación que hay en este proyecto.</text:p>
      <text:p text:style-name="P2"></text:p>
      <text:p text:style-name="P21">Atributos:</text:p>
      <text:list xml:id="list480912099" text:style-name="L92">
        <text:list-item>
          <text:p text:style-name="P87"><text:span text:style-name="T1">struct timeval _timeout</text:span>: estructura para manejar el "timeout" del socket.</text:p>
        </text:list-item>
      </text:list>
      <text:p text:style-name="P2"></text:p>
      <text:list xml:id="list1048043760" text:style-name="L93">
        <text:list-item>
          <text:p text:style-name="P88"><text:span text:style-name="T1">int _fd</text:span>: indica el file descriptor que representa al socket.</text:p>
        </text:list-item>
      </text:list>
      <text:p text:style-name="P2"></text:p>
      <text:list xml:id="list931643025" text:style-name="L94">
        <text:list-item>
          <text:p text:style-name="P89"><text:span text:style-name="T1">struct sockaddr_in _direccion</text:span>: estructura que guarda la cual se conectara el socket.</text:p>
        </text:list-item>
      </text:list>
      <text:p text:style-name="P2"></text:p>
      <text:list xml:id="list786919519" text:style-name="L95">
        <text:list-item>
          <text:p text:style-name="P90"><text:span text:style-name="T1">Puerto _puerto</text:span>: indica el puerto por el cual se conectara el socket.</text:p>
        </text:list-item>
      </text:list>
      <text:p text:style-name="P2"></text:p>
      <text:list xml:id="list2161201310" text:style-name="L97">
        <text:list-item>
          <text:p text:style-name="P91"><text:span text:style-name="T1">bool _conectado</text:span>: booleano que indica si el socket esta conectado.</text:p>
        </text:list-item>
      </text:list>
      <text:p text:style-name="P2"></text:p>
      <text:list xml:id="list1576858471" text:style-name="L98">
        <text:list-item>
          <text:p text:style-name="P92"><text:span text:style-name="T1">bool _enlazado</text:span>: booleano que indica si el socket esta enlazado para escuchar conexiones entrantes.</text:p>
        </text:list-item>
      </text:list>
      <text:p text:style-name="P2"/>
      <text:p text:style-name="P134"/>
      <text:p text:style-name="P4">Clase Utilitario</text:p>
      <text:p text:style-name="P7"></text:p>
      <text:p text:style-name="P2"><text:tab/>Esta clase es usada para realizar operaciones auxiliares como separar un string en varios, borrar caracteres de un string, convertir un string en entero <text:s/>y al revés.</text:p>
      <text:p text:style-name="P2"></text:p>
      <text:p text:style-name="P21">Atributos:</text:p>
      <text:list xml:id="list68172656" text:style-name="L99">
        <text:list-item>
          <text:p text:style-name="P85"><text:span text:style-name="T1">std::vector&lt;size_t&gt; _posiciones</text:span>: almacena las posiciones del string donde se encuentra</text:p>
        </text:list-item>
      </text:list>
      <text:p text:style-name="P2"><text:tab/>el caracter separador.</text:p>
      <text:p text:style-name="P2"></text:p>
      <text:list xml:id="list1238601306" text:style-name="L100">
        <text:list-item>
          <text:p text:style-name="P86"><text:span text:style-name="T1">std::string s_anterior</text:span>: almacena el string anterior a una separación, para no tener</text:p>
        </text:list-item>
      </text:list>
      <text:p text:style-name="P2"><text:tab/>que recalcular las posiciones del carácter separador en el string.</text:p>
      <text:p text:style-name="P2"></text:p>
      <text:list xml:id="list939248897" text:style-name="L101">
        <text:list-item>
          <text:p text:style-name="P84"><text:span text:style-name="T1">char sep_anterior</text:span>: almacena el carácter usado para separar en la separación anterior.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6-26T14:33:24</meta:creation-date>
    <dc:date>2012-06-26T17:23:11</dc:date>
    <dc:creator>Migue </dc:creator>
    <meta:editing-duration>PT01H46M01S</meta:editing-duration>
    <meta:editing-cycles>76</meta:editing-cycles>
    <meta:generator>OpenOffice.org/3.2$Linux OpenOffice.org_project/320m12$Build-9483</meta:generator>
    <meta:document-statistic meta:table-count="0" meta:image-count="0" meta:object-count="0" meta:page-count="12" meta:paragraph-count="356" meta:word-count="3148" meta:character-count="20355"/>
  </office:meta>
</office:document-meta>
</file>